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fo:min-height="1.5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6" style:family="graphic" style:parent-style-name="standard">
      <style:graphic-properties draw:stroke="none" draw:fill="none" fo:min-height="1.0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5.453cm" svg:height="2cm" svg:x="5.9cm" svg:y="2.2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1" draw:id="id1" draw:layer="layout" svg:width="3.4cm" svg:height="3.3cm" svg:x="6.926cm" svg:y="9.1cm">
          <text:p text:style-name="P1">Case 1 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3" draw:id="id3" draw:layer="layout" svg:width="3.4cm" svg:height="3.3cm" svg:x="6.927cm" svg:y="17.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" draw:id="id2" draw:layer="layout" svg:width="3.4cm" svg:height="3.3cm" svg:x="6.927cm" svg:y="13.4cm">
          <text:p text:style-name="P1">Case 2 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8.626cm" svg:y1="12.4cm" svg:x2="8.627cm" svg:y2="13.4cm" draw:start-shape="id1" draw:start-glue-point="6" draw:end-shape="id2" draw:end-glue-point="4" svg:d="M8626 12400v501h1v499">
          <text:p/>
        </draw:connector>
        <draw:connector draw:style-name="gr3" draw:text-style-name="P1" draw:layer="layout" svg:x1="8.627cm" svg:y1="16.7cm" svg:x2="8.627cm" svg:y2="17.7cm" draw:start-shape="id2" draw:start-glue-point="6" draw:end-shape="id3" draw:end-glue-point="4" svg:d="M8627 16700v1000">
          <text:p/>
        </draw:connector>
        <draw:custom-shape draw:style-name="gr1" draw:text-style-name="P2" xml:id="id7" draw:id="id7" draw:layer="layout" svg:width="5.652cm" svg:height="2cm" svg:x="21.7cm" svg:y="9.8cm">
          <text:p text:style-name="P1"><text:span text:style-name="T1">HitungPajak</text:span></text:p>
          <text:p text:style-name="P1"><text:span text:style-name="T1">(JenisPajak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10" draw:id="id10" draw:layer="layout" svg:width="5.453cm" svg:height="2cm" svg:x="21.7cm" svg:y="30.3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3" xml:id="id4" draw:id="id4" draw:layer="layout" svg:width="3.6cm" svg:height="1.9cm" svg:x="12.326cm" svg:y="9.8cm">
          <text:p text:style-name="P1"><text:span text:style-name="T2">jenis pajak = </text:span></text:p>
          <text:p text:style-name="P1"><text:span text:style-name="T2">bumiBangunan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3.6cm" svg:height="1.9cm" svg:x="12.326cm" svg:y="18.4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3.6cm" svg:height="1.9cm" svg:x="12.326cm" svg:y="14.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10.326cm" svg:y1="10.75cm" svg:x2="12.326cm" svg:y2="10.75cm" draw:start-shape="id1" draw:start-glue-point="7" draw:end-shape="id4" draw:end-glue-point="5" svg:d="M10326 10750h2000">
          <text:p/>
        </draw:connector>
        <draw:connector draw:style-name="gr3" draw:text-style-name="P1" draw:layer="layout" draw:type="line" svg:x1="10.327cm" svg:y1="15.05cm" svg:x2="12.326cm" svg:y2="15.05cm" draw:start-shape="id2" draw:start-glue-point="7" draw:end-shape="id5" draw:end-glue-point="5" svg:d="M10327 15050h1999">
          <text:p/>
        </draw:connector>
        <draw:connector draw:style-name="gr3" draw:text-style-name="P1" draw:layer="layout" draw:type="line" svg:x1="10.327cm" svg:y1="19.35cm" svg:x2="12.326cm" svg:y2="19.351cm" draw:start-shape="id3" draw:start-glue-point="7" draw:end-shape="id6" draw:end-glue-point="5" svg:d="M10327 19350l1999 1">
          <text:p/>
        </draw:connector>
        <draw:connector draw:style-name="gr3" draw:text-style-name="P1" draw:layer="layout" svg:x1="15.926cm" svg:y1="19.351cm" svg:x2="21.7cm" svg:y2="10.8cm" draw:start-shape="id6" draw:start-glue-point="7" draw:end-shape="id7" draw:end-glue-point="3" svg:d="M15926 19351h2887v-8551h2887">
          <text:p/>
        </draw:connector>
        <draw:connector draw:style-name="gr3" draw:text-style-name="P1" draw:layer="layout" svg:x1="15.926cm" svg:y1="15.05cm" svg:x2="21.7cm" svg:y2="10.8cm" draw:start-shape="id5" draw:start-glue-point="7" draw:end-shape="id7" draw:end-glue-point="3" svg:d="M15926 15050h2887v-4250h2887">
          <text:p/>
        </draw:connector>
        <draw:connector draw:style-name="gr3" draw:text-style-name="P1" draw:layer="layout" draw:type="line" svg:x1="15.926cm" svg:y1="10.75cm" svg:x2="21.7cm" svg:y2="10.8cm" draw:start-shape="id4" draw:start-glue-point="7" draw:end-shape="id7" draw:end-glue-point="3" svg:d="M15926 10750l5774 50">
          <text:p/>
        </draw:connector>
        <draw:connector draw:style-name="gr3" draw:text-style-name="P1" draw:layer="layout" draw:type="line" svg:x1="24.526cm" svg:y1="11.8cm" svg:x2="24.55cm" svg:y2="13.7cm" draw:start-shape="id7" draw:start-glue-point="2" svg:d="M24526 11800l24 1900">
          <text:p/>
        </draw:connector>
        <draw:custom-shape draw:style-name="gr1" draw:text-style-name="P1" xml:id="id8" draw:id="id8" draw:layer="layout" svg:width="3.4cm" svg:height="3.3cm" svg:x="6.928cm" svg:y="17.701cm">
          <text:p text:style-name="P1">Case 3 :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9" draw:id="id9" draw:layer="layout" svg:width="3.4cm" svg:height="3.3cm" svg:x="6.919cm" svg:y="22.3cm">
          <text:p text:style-name="P1">Default :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.628cm" svg:y1="21.001cm" svg:x2="8.619cm" svg:y2="22.3cm" draw:start-shape="id8" draw:start-glue-point="6" draw:end-shape="id9" draw:end-glue-point="4" svg:d="M8628 21001l-9 1299">
          <text:p/>
        </draw:connector>
        <draw:connector draw:style-name="gr3" draw:text-style-name="P1" draw:layer="layout" svg:x1="8.619cm" svg:y1="25.6cm" svg:x2="21.7cm" svg:y2="31.3cm" draw:start-shape="id9" draw:start-glue-point="6" draw:end-shape="id10" draw:end-glue-point="5" svg:d="M8619 25600v5700h13081">
          <text:p/>
        </draw:connector>
        <draw:custom-shape draw:style-name="gr2" draw:text-style-name="P1" xml:id="id11" draw:id="id11" draw:layer="layout" svg:width="3.4cm" svg:height="3.3cm" svg:x="22.8cm" svg:y="25.1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24.5cm" svg:y1="28.4cm" svg:x2="24.427cm" svg:y2="30.3cm" draw:start-shape="id11" draw:start-glue-point="6" draw:end-shape="id10" draw:end-glue-point="4" svg:d="M24500 28400l-73 1900">
          <text:p/>
        </draw:connector>
        <draw:connector draw:style-name="gr3" draw:text-style-name="P1" draw:layer="layout" draw:line-skew="-12.185cm" svg:x1="22.8cm" svg:y1="26.75cm" svg:x2="8.622cm" svg:y2="5.015cm" draw:start-shape="id11" draw:start-glue-point="5" svg:d="M22800 26750h-19524v-21735h5346">
          <text:p/>
        </draw:connector>
        <draw:frame draw:style-name="gr4" draw:text-style-name="P1" draw:layer="layout" svg:width="3.923cm" svg:height="1.776cm" svg:x="12.2cm" svg:y="14.224cm">
          <draw:text-box>
            <text:p text:style-name="P1"><text:span text:style-name="T2"><text:s/></text:span><text:span text:style-name="T2">jenis pajak = </text:span></text:p>
            <text:p text:style-name="P1"><text:span text:style-name="T2">Barangmewah </text:span></text:p>
          </draw:text-box>
        </draw:frame>
        <draw:frame draw:style-name="gr4" draw:text-style-name="P1" draw:layer="layout" svg:width="3.923cm" svg:height="1.776cm" svg:x="12.3cm" svg:y="18.424cm">
          <draw:text-box>
            <text:p text:style-name="P1"><text:span text:style-name="T2"><text:s/></text:span><text:span text:style-name="T2">jenis pajak = </text:span></text:p>
            <text:p text:style-name="P1"><text:span text:style-name="T2">pendapatan </text:span></text:p>
          </draw:text-box>
        </draw:frame>
        <draw:custom-shape draw:style-name="gr1" draw:text-style-name="P2" xml:id="id12" draw:id="id12" draw:layer="layout" svg:width="3.9cm" svg:height="1.949cm" svg:x="6.7cm" svg:y="5.9cm">
          <text:p text:style-name="P1"><text:span text:style-name="T1">Input pilihan</text:span></text:p>
          <text:p text:style-name="P1"><text:span text:style-name="T1"><text:s/></text:span><text:span text:style-name="T1">user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draw:type="line" svg:x1="8.65cm" svg:y1="7.849cm" svg:x2="8.626cm" svg:y2="9.1cm" draw:start-shape="id12" draw:start-glue-point="8" draw:end-shape="id1" draw:end-glue-point="4" svg:d="M8650 7849l-24 1251">
          <text:p/>
        </draw:connector>
        <draw:connector draw:style-name="gr3" draw:text-style-name="P1" draw:layer="layout" draw:type="line" svg:x1="8.627cm" svg:y1="4.2cm" svg:x2="8.65cm" svg:y2="5.9cm" draw:start-shape="id13" draw:start-glue-point="6" draw:end-shape="id12" draw:end-glue-point="5" svg:d="M8627 4200l23 1700">
          <text:p/>
        </draw:connector>
        <draw:custom-shape draw:style-name="gr1" draw:text-style-name="P2" xml:id="id14" draw:id="id14" draw:layer="layout" svg:width="3.9cm" svg:height="1.949cm" svg:x="22.6cm" svg:y="13.7cm">
          <text:p text:style-name="P1"><text:span text:style-name="T1">Output resul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5" draw:text-style-name="P4" draw:layer="layout" svg:width="1.4cm" svg:height="1.199cm" svg:x="10.2cm" svg:y="10.1cm">
          <draw:text-box>
            <text:p><text:span text:style-name="T3">ya</text:span></text:p>
          </draw:text-box>
        </draw:frame>
        <draw:frame draw:style-name="gr5" draw:text-style-name="P4" draw:layer="layout" svg:width="1.4cm" svg:height="1.199cm" svg:x="10.2cm" svg:y="14.3cm">
          <draw:text-box>
            <text:p><text:span text:style-name="T3">ya</text:span></text:p>
          </draw:text-box>
        </draw:frame>
        <draw:frame draw:style-name="gr5" draw:text-style-name="P4" draw:layer="layout" svg:width="1.4cm" svg:height="1.199cm" svg:x="10.3cm" svg:y="18.7cm">
          <draw:text-box>
            <text:p><text:span text:style-name="T3">ya</text:span></text:p>
          </draw:text-box>
        </draw:frame>
        <draw:frame draw:style-name="gr5" draw:text-style-name="P4" draw:layer="layout" svg:width="2.3cm" svg:height="1.199cm" svg:x="8.8cm" svg:y="12.401cm">
          <draw:text-box>
            <text:p><text:span text:style-name="T3">Tidak</text:span></text:p>
          </draw:text-box>
        </draw:frame>
        <draw:frame draw:style-name="gr5" draw:text-style-name="P4" draw:layer="layout" svg:width="2.3cm" svg:height="1.199cm" svg:x="8.8cm" svg:y="16.901cm">
          <draw:text-box>
            <text:p><text:span text:style-name="T3">Tidak</text:span></text:p>
          </draw:text-box>
        </draw:frame>
        <draw:frame draw:style-name="gr5" draw:text-style-name="P4" draw:layer="layout" svg:width="2.3cm" svg:height="1.199cm" svg:x="8.5cm" svg:y="21.3cm">
          <draw:text-box>
            <text:p><text:span text:style-name="T3">Tidak</text:span></text:p>
          </draw:text-box>
        </draw:frame>
        <draw:frame draw:style-name="gr5" draw:text-style-name="P4" draw:layer="layout" svg:width="1.4cm" svg:height="1.199cm" svg:x="21.4cm" svg:y="26.001cm">
          <draw:text-box>
            <text:p><text:span text:style-name="T3">ya</text:span></text:p>
          </draw:text-box>
        </draw:frame>
        <draw:frame draw:style-name="gr5" draw:text-style-name="P4" draw:layer="layout" svg:width="2.3cm" svg:height="1.199cm" svg:x="23cm" svg:y="29cm">
          <draw:text-box>
            <text:p><text:span text:style-name="T3">Tidak</text:span></text:p>
          </draw:text-box>
        </draw:frame>
        <draw:frame draw:style-name="gr6" draw:text-style-name="P1" draw:layer="layout" svg:width="2.885cm" svg:height="1.268cm" svg:x="23.215cm" svg:y="26.132cm">
          <draw:text-box>
            <text:p text:style-name="P1"><text:span text:style-name="T2">Mau hitung </text:span></text:p>
            <text:p text:style-name="P1"><text:span text:style-name="T2">pajak lagi ?</text:span></text:p>
          </draw:text-box>
        </draw:frame>
        <draw:connector draw:style-name="gr3" draw:text-style-name="P1" draw:layer="layout" draw:type="line" svg:x1="24.55cm" svg:y1="15.649cm" svg:x2="24.5cm" svg:y2="25.1cm" draw:start-shape="id14" draw:start-glue-point="8" draw:end-shape="id11" draw:end-glue-point="4" svg:d="M24550 15649l-50 9451">
          <text:p/>
        </draw:connector>
      </draw:page>
      <draw:page draw:name="page2" draw:style-name="dp1" draw:master-page-name="Default">
        <draw:custom-shape draw:style-name="gr1" draw:text-style-name="P1" xml:id="id15" draw:id="id15" draw:layer="layout" svg:width="8cm" svg:height="1.9cm" svg:x="4.9cm" svg:y="3.1cm">
          <text:p text:style-name="P1">HItungPajak(JenisPajak)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draw:layer="layout" svg:width="4cm" svg:height="3.882cm" svg:x="6.9cm" svg:y="7.054cm">
          <text:p text:style-name="P1"><text:span text:style-name="T1">JenisPajak</text:span></text:p>
          <text:p text:style-name="P1"><text:span text:style-name="T1">= pbb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6" draw:id="id16" draw:layer="layout" svg:width="4cm" svg:height="3.882cm" svg:x="6.9cm" svg:y="7.055cm">
          <text:p text:style-name="P1"><text:span text:style-name="T1">JenisPajak</text:span></text:p>
          <text:p text:style-name="P1"><text:span text:style-name="T1">= pbb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xml:id="id17" draw:id="id17" draw:layer="layout" svg:width="4cm" svg:height="3.882cm" svg:x="6.9cm" svg:y="12.218cm">
          <text:p text:style-name="P1"><text:span text:style-name="T2">JenisPajak</text:span></text:p>
          <text:p text:style-name="P1"><text:span text:style-name="T2">= </text:span></text:p>
          <text:p text:style-name="P1"><text:span text:style-name="T2">Barang</text:span></text:p>
          <text:p text:style-name="P1"><text:span text:style-name="T2">mewah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xml:id="id18" draw:id="id18" draw:layer="layout" svg:width="4cm" svg:height="3.882cm" svg:x="6.9cm" svg:y="17.2cm">
          <text:p text:style-name="P1"><text:span text:style-name="T2">JenisPajak</text:span></text:p>
          <text:p text:style-name="P1"><text:span text:style-name="T2">= </text:span></text:p>
          <text:p text:style-name="P1"><text:span text:style-name="T2">pendapata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draw:type="line" svg:x1="8.9cm" svg:y1="5cm" svg:x2="8.9cm" svg:y2="7.055cm" draw:start-shape="id15" draw:start-glue-point="6" draw:end-shape="id16" draw:end-glue-point="4" svg:d="M8900 5000v2055">
          <text:p/>
        </draw:connector>
        <draw:connector draw:style-name="gr3" draw:text-style-name="P1" draw:layer="layout" draw:type="line" svg:x1="8.9cm" svg:y1="16.1cm" svg:x2="8.9cm" svg:y2="17.2cm" draw:start-shape="id17" draw:start-glue-point="6" draw:end-shape="id18" draw:end-glue-point="4" svg:d="M8900 16100v1100">
          <text:p/>
        </draw:connector>
        <draw:connector draw:style-name="gr3" draw:text-style-name="P1" draw:layer="layout" draw:type="line" svg:x1="8.9cm" svg:y1="10.937cm" svg:x2="8.9cm" svg:y2="12.218cm" draw:start-shape="id16" draw:start-glue-point="6" draw:end-shape="id17" draw:end-glue-point="4" svg:d="M8900 10937v1281">
          <text:p/>
        </draw:connector>
        <draw:connector draw:style-name="gr3" draw:text-style-name="P1" draw:layer="layout" draw:type="line" svg:x1="10.9cm" svg:y1="19.141cm" svg:x2="12.101cm" svg:y2="19.1cm" draw:start-shape="id18" draw:start-glue-point="7" svg:d="M10900 19141l1201-41">
          <text:p/>
        </draw:connector>
        <draw:connector draw:style-name="gr3" draw:text-style-name="P1" draw:layer="layout" draw:type="line" svg:x1="10.9cm" svg:y1="14.159cm" svg:x2="12.101cm" svg:y2="14.2cm" draw:start-shape="id17" draw:start-glue-point="7" svg:d="M10900 14159l1201 41">
          <text:p/>
        </draw:connector>
        <draw:connector draw:style-name="gr3" draw:text-style-name="P1" draw:layer="layout" draw:type="line" svg:x1="10.9cm" svg:y1="8.996cm" svg:x2="12.1cm" svg:y2="9cm" draw:start-shape="id16" draw:start-glue-point="7" svg:d="M10900 8996l1200 4">
          <text:p/>
        </draw:connector>
        <draw:connector draw:style-name="gr3" draw:text-style-name="P1" draw:layer="layout" draw:type="line" svg:x1="8.9cm" svg:y1="21.082cm" svg:x2="8.9cm" svg:y2="22.5cm" draw:start-shape="id18" draw:start-glue-point="6" svg:d="M8900 21082v1418">
          <text:p/>
        </draw:connector>
        <draw:custom-shape draw:style-name="gr1" draw:text-style-name="P5" xml:id="id19" draw:id="id19" draw:layer="layout" svg:width="4.1cm" svg:height="1.9cm" svg:x="6.9cm" svg:y="22.5cm">
          <text:p text:style-name="P1"><text:span text:style-name="T4">Return </text:span></text:p>
          <text:p text:style-name="P1"><text:span text:style-name="T4">Nul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21" draw:id="id21" draw:layer="layout" svg:width="4.4cm" svg:height="2.2cm" svg:x="12cm" svg:y="7.9cm">
          <text:p text:style-name="P1">Proses Hitun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22" draw:id="id22" draw:layer="layout" svg:width="4.4cm" svg:height="2.2cm" svg:x="12.001cm" svg:y="13.101cm">
          <text:p text:style-name="P1">Proses Hitun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23" draw:id="id23" draw:layer="layout" svg:width="4.4cm" svg:height="2.2cm" svg:x="12.001cm" svg:y="18cm">
          <text:p text:style-name="P1">Proses Hitun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20" draw:id="id20" draw:layer="layout" svg:width="5.8cm" svg:height="1.6cm" svg:x="16.8cm" svg:y="26.8cm">
          <text:p text:style-name="P1">Retur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" draw:layer="layout" svg:x1="8.95cm" svg:y1="24.4cm" svg:x2="16.8cm" svg:y2="27.6cm" draw:start-shape="id19" draw:start-glue-point="8" draw:end-shape="id20" draw:end-glue-point="5" svg:d="M8950 24400v3200h7850">
          <text:p/>
        </draw:connector>
        <draw:connector draw:style-name="gr3" draw:text-style-name="P1" draw:layer="layout" svg:x1="16.4cm" svg:y1="9cm" svg:x2="19.7cm" svg:y2="26.8cm" draw:start-shape="id21" draw:start-glue-point="7" draw:end-shape="id20" draw:end-glue-point="4" svg:d="M16400 9000h3300v17800">
          <text:p/>
        </draw:connector>
        <draw:connector draw:style-name="gr3" draw:text-style-name="P1" draw:layer="layout" svg:x1="16.401cm" svg:y1="14.201cm" svg:x2="19.7cm" svg:y2="26.8cm" draw:start-shape="id22" draw:start-glue-point="7" draw:end-shape="id20" draw:end-glue-point="4" svg:d="M16401 14201h3299v12599">
          <text:p/>
        </draw:connector>
        <draw:connector draw:style-name="gr3" draw:text-style-name="P1" draw:layer="layout" svg:x1="16.401cm" svg:y1="19.1cm" svg:x2="19.7cm" svg:y2="26.8cm" draw:start-shape="id23" draw:start-glue-point="7" draw:end-shape="id20" svg:d="M16401 19100h3299v7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d" fo:country="ID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nji  iman baskoro</meta:initial-creator>
    <meta:creation-date>2018-05-29T10:19:52.04</meta:creation-date>
    <dc:date>2018-05-30T06:08:42.16</dc:date>
    <dc:creator>panji  iman baskoro</dc:creator>
    <meta:editing-duration>PT8H45M51S</meta:editing-duration>
    <meta:editing-cycles>7</meta:editing-cycles>
    <meta:generator>OpenOffice/4.1.5$Win32 OpenOffice.org_project/415m1$Build-9789</meta:generator>
    <meta:document-statistic meta:object-count="62"/>
  </office:meta>
</office:document-meta>
</file>